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/>
    </style:style>
    <style:style style:name="P2" style:parent-style-name="Standard" style:family="paragraph">
      <style:paragraph-properties>
        <style:tab-stops>
          <style:tab-stop style:type="center" style:position="3.75in"/>
          <style:tab-stop style:type="left" style:position="6.1041in"/>
        </style:tab-stops>
      </style:paragraph-properties>
    </style:style>
    <style:style style:name="T3" style:parent-style-name="DefaultParagraphFont" style:family="text">
      <style:text-properties fo:font-weight="bold" style:font-weight-asian="bold" style:font-weight-complex="bold" fo:font-size="11pt" style:font-size-asian="11pt"/>
    </style:style>
    <style:style style:name="T4" style:parent-style-name="DefaultParagraphFont" style:family="text">
      <style:text-properties fo:font-size="11pt" style:font-size-asian="11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size="11pt" style:font-size-asian="11pt"/>
    </style:style>
    <style:style style:name="T7" style:parent-style-name="DefaultParagraphFont" style:family="text">
      <style:text-properties fo:font-size="11pt" style:font-size-asian="11pt"/>
    </style:style>
    <style:style style:name="T8" style:parent-style-name="DefaultParagraphFont" style:family="text">
      <style:text-properties style:font-name="Arial" style:font-name-complex="Arial" fo:color="#545454" fo:background-color="#FFFFFF"/>
    </style:style>
    <style:style style:name="T9" style:parent-style-name="DefaultParagraphFont" style:family="text">
      <style:text-properties fo:font-size="11pt" style:font-size-asian="11pt"/>
    </style:style>
    <style:style style:name="T10" style:parent-style-name="DefaultParagraphFont" style:family="text">
      <style:text-properties fo:font-size="11pt" style:font-size-asian="11pt"/>
    </style:style>
    <style:style style:name="T11" style:parent-style-name="DefaultParagraphFont" style:family="text">
      <style:text-properties fo:font-size="11pt" style:font-size-asian="11pt"/>
    </style:style>
    <style:style style:name="T12" style:parent-style-name="DefaultParagraphFont" style:family="text">
      <style:text-properties fo:font-size="11pt" style:font-size-asian="11pt"/>
    </style:style>
    <style:style style:name="T13" style:parent-style-name="DefaultParagraphFont" style:family="text">
      <style:text-properties fo:font-size="11pt" style:font-size-asian="11pt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  <style:text-properties fo:font-weight="bold" style:font-weight-asian="bold" fo:font-variant="small-caps" fo:font-size="14pt" style:font-size-asian="14pt"/>
    </style:style>
    <style:style style:name="P16" style:parent-style-name="Standard" style:family="paragraph">
      <style:text-properties fo:font-size="6pt" style:font-size-asian="6pt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fo:font-weight="bold" style:font-weight-asian="bold"/>
    </style:style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/>
    </style:style>
    <style:style style:name="T25" style:parent-style-name="DefaultParagraphFont" style:family="text">
      <style:text-properties fo:font-weight="bold" style:font-weight-asian="bold"/>
    </style:style>
    <style:style style:name="T26" style:parent-style-name="DefaultParagraphFont" style:family="text">
      <style:text-properties fo:font-weight="bold" style:font-weight-asian="bold"/>
    </style:style>
    <style:style style:name="T27" style:parent-style-name="DefaultParagraphFont" style:family="text">
      <style:text-properties fo:font-weight="bold" style:font-weight-asian="bold"/>
    </style:style>
    <style:style style:name="T28" style:parent-style-name="DefaultParagraphFont" style:family="text">
      <style:text-properties fo:font-style="italic" style:font-style-asian="italic" style:font-style-complex="italic"/>
    </style:style>
    <style:style style:name="P29" style:parent-style-name="ListParagraph" style:list-style-name="WWNum3" style:family="paragraph">
      <style:paragraph-properties fo:margin-bottom="0.0694in" fo:line-height="100%"/>
    </style:style>
    <style:style style:name="T30" style:parent-style-name="DefaultParagraphFont" style:family="text">
      <style:text-properties style:font-name="Times New Roman"/>
    </style:style>
    <style:style style:name="T31" style:parent-style-name="DefaultParagraphFont" style:family="text">
      <style:text-properties style:font-name="Times New Roman"/>
    </style:style>
    <style:style style:name="T32" style:parent-style-name="DefaultParagraphFont" style:family="text">
      <style:text-properties style:font-name="Times New Roman"/>
    </style:style>
    <style:style style:name="T33" style:parent-style-name="DefaultParagraphFont" style:family="text">
      <style:text-properties style:font-name="Times New Roman"/>
    </style:style>
    <style:style style:name="T34" style:parent-style-name="DefaultParagraphFont" style:family="text">
      <style:text-properties style:font-name="Times New Roman"/>
    </style:style>
    <style:style style:name="T35" style:parent-style-name="DefaultParagraphFont" style:family="text">
      <style:text-properties style:font-name="Times New Roman"/>
    </style:style>
    <style:style style:name="T36" style:parent-style-name="DefaultParagraphFont" style:family="text">
      <style:text-properties style:font-name="Times New Roman"/>
    </style:style>
    <style:style style:name="T37" style:parent-style-name="DefaultParagraphFont" style:family="text">
      <style:text-properties style:font-name="Times New Roman"/>
    </style:style>
    <style:style style:name="T38" style:parent-style-name="DefaultParagraphFont" style:family="text">
      <style:text-properties style:font-name="Times New Roman"/>
    </style:style>
    <style:style style:name="T39" style:parent-style-name="DefaultParagraphFont" style:family="text">
      <style:text-properties style:font-name="Times New Roman"/>
    </style:style>
    <style:style style:name="T40" style:parent-style-name="DefaultParagraphFont" style:family="text">
      <style:text-properties style:font-name="Times New Roman"/>
    </style:style>
    <style:style style:name="T41" style:parent-style-name="DefaultParagraphFont" style:family="text">
      <style:text-properties style:font-name="Times New Roman" fo:font-style="italic" style:font-style-asian="italic" style:font-style-complex="italic"/>
    </style:style>
    <style:style style:name="T42" style:parent-style-name="DefaultParagraphFont" style:family="text">
      <style:text-properties style:font-name="Times New Roman" fo:font-style="italic" style:font-style-asian="italic" style:font-style-complex="italic"/>
    </style:style>
    <style:style style:name="T43" style:parent-style-name="DefaultParagraphFont" style:family="text">
      <style:text-properties style:font-name="Times New Roman" fo:font-style="italic" style:font-style-asian="italic" style:font-style-complex="italic"/>
    </style:style>
    <style:style style:name="T44" style:parent-style-name="DefaultParagraphFont" style:family="text">
      <style:text-properties style:font-name="Times New Roman" fo:font-style="italic" style:font-style-asian="italic" style:font-style-complex="italic"/>
    </style:style>
    <style:style style:name="P45" style:parent-style-name="ListParagraph" style:list-style-name="WWNum3" style:family="paragraph">
      <style:paragraph-properties fo:margin-bottom="0.0694in" fo:line-height="100%"/>
    </style:style>
    <style:style style:name="T46" style:parent-style-name="DefaultParagraphFont" style:family="text">
      <style:text-properties style:font-name="Times New Roman" style:font-name-complex="Times New Roman"/>
    </style:style>
    <style:style style:name="P47" style:parent-style-name="ListParagraph" style:list-style-name="WWNum3" style:family="paragraph">
      <style:paragraph-properties fo:margin-bottom="0.0694in" fo:line-height="100%"/>
      <style:text-properties style:font-name="Times New Roman"/>
    </style:style>
    <style:style style:name="P48" style:parent-style-name="ListParagraph" style:list-style-name="WWNum3" style:family="paragraph">
      <style:paragraph-properties fo:margin-bottom="0.0694in" fo:line-height="100%"/>
      <style:text-properties style:font-name="Times New Roman"/>
    </style:style>
    <style:style style:name="T49" style:parent-style-name="DefaultParagraphFont" style:family="text">
      <style:text-properties fo:font-weight="bold" style:font-weight-asian="bold"/>
    </style:style>
    <style:style style:name="T50" style:parent-style-name="DefaultParagraphFont" style:family="text">
      <style:text-properties fo:font-weight="bold" style:font-weight-asian="bold"/>
    </style:style>
    <style:style style:name="T51" style:parent-style-name="DefaultParagraphFont" style:family="text">
      <style:text-properties fo:font-weight="bold" style:font-weight-asian="bold"/>
    </style:style>
    <style:style style:name="T52" style:parent-style-name="DefaultParagraphFont" style:family="text">
      <style:text-properties fo:font-weight="bold" style:font-weight-asian="bold"/>
    </style:style>
    <style:style style:name="T53" style:parent-style-name="DefaultParagraphFont" style:family="text">
      <style:text-properties fo:font-weight="bold" style:font-weight-asian="bold"/>
    </style:style>
    <style:style style:name="T54" style:parent-style-name="DefaultParagraphFont" style:family="text">
      <style:text-properties fo:font-style="italic" style:font-style-asian="italic" style:font-style-complex="italic"/>
    </style:style>
    <style:style style:name="P55" style:parent-style-name="ListParagraph" style:list-style-name="WWNum1" style:family="paragraph">
      <style:paragraph-properties fo:margin-bottom="0.0694in" fo:line-height="100%"/>
    </style:style>
    <style:style style:name="T56" style:parent-style-name="DefaultParagraphFont" style:family="text">
      <style:text-properties style:font-name="Times New Roman"/>
    </style:style>
    <style:style style:name="T57" style:parent-style-name="DefaultParagraphFont" style:family="text">
      <style:text-properties style:font-name="Times New Roman"/>
    </style:style>
    <style:style style:name="T58" style:parent-style-name="DefaultParagraphFont" style:family="text">
      <style:text-properties style:font-name="Times New Roman"/>
    </style:style>
    <style:style style:name="T59" style:parent-style-name="DefaultParagraphFont" style:family="text">
      <style:text-properties style:font-name="Times New Roman"/>
    </style:style>
    <style:style style:name="T60" style:parent-style-name="DefaultParagraphFont" style:family="text">
      <style:text-properties style:font-name="Times New Roman" fo:font-size="12pt" style:font-size-asian="12pt"/>
    </style:style>
    <style:style style:name="T61" style:parent-style-name="DefaultParagraphFont" style:family="text">
      <style:text-properties style:font-name="Times New Roman" fo:font-size="12pt" style:font-size-asian="12pt"/>
    </style:style>
    <style:style style:name="T62" style:parent-style-name="DefaultParagraphFont" style:family="text">
      <style:text-properties style:font-name="Times New Roman" fo:font-size="12pt" style:font-size-asian="12pt"/>
    </style:style>
    <style:style style:name="T63" style:parent-style-name="DefaultParagraphFont" style:family="text">
      <style:text-properties style:font-name="Times New Roman" fo:font-size="12pt" style:font-size-asian="12pt"/>
    </style:style>
    <style:style style:name="T64" style:parent-style-name="DefaultParagraphFont" style:family="text">
      <style:text-properties style:font-name="Times New Roman" fo:font-size="12pt" style:font-size-asian="12pt"/>
    </style:style>
    <style:style style:name="T65" style:parent-style-name="DefaultParagraphFont" style:family="text">
      <style:text-properties style:font-name="Times New Roman" fo:font-size="12pt" style:font-size-asian="12pt"/>
    </style:style>
    <style:style style:name="T66" style:parent-style-name="DefaultParagraphFont" style:family="text">
      <style:text-properties style:font-name="Times New Roman" fo:font-size="12pt" style:font-size-asian="12pt"/>
    </style:style>
    <style:style style:name="T67" style:parent-style-name="DefaultParagraphFont" style:family="text">
      <style:text-properties style:font-name="Times New Roman" fo:font-style="italic" style:font-style-asian="italic"/>
    </style:style>
    <style:style style:name="T68" style:parent-style-name="DefaultParagraphFont" style:family="text">
      <style:text-properties style:font-name="Times New Roman" fo:font-style="italic" style:font-style-asian="italic"/>
    </style:style>
    <style:style style:name="T69" style:parent-style-name="DefaultParagraphFont" style:family="text">
      <style:text-properties style:font-name="Times New Roman" fo:font-style="italic" style:font-style-asian="italic"/>
    </style:style>
    <style:style style:name="P70" style:parent-style-name="ListParagraph" style:list-style-name="WWNum1" style:family="paragraph">
      <style:paragraph-properties fo:margin-bottom="0.0694in" fo:line-height="100%"/>
      <style:text-properties style:font-name="Times New Roman"/>
    </style:style>
    <style:style style:name="P71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  <style:text-properties fo:font-weight="bold" style:font-weight-asian="bold" fo:font-variant="small-caps" fo:font-size="14pt" style:font-size-asian="14pt" style:font-size-complex="14pt"/>
    </style:style>
    <style:style style:name="P72" style:parent-style-name="Standard" style:family="paragraph">
      <style:text-properties fo:font-size="6pt" style:font-size-asian="6pt"/>
    </style:style>
    <style:style style:name="T73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74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7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76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77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78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79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8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81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82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8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8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8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8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8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8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8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9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91" style:parent-style-name="DefaultParagraphFont" style:family="text">
      <style:text-properties style:font-weight-complex="bold" fo:font-size="11pt" style:font-size-asian="11pt"/>
    </style:style>
    <style:style style:name="P92" style:parent-style-name="Standard" style:family="paragraph">
      <style:text-properties style:font-weight-complex="bold" fo:font-size="11pt" style:font-size-asian="11pt"/>
    </style:style>
    <style:style style:name="P93" style:parent-style-name="Standard" style:family="paragraph">
      <style:text-properties style:font-weight-complex="bold" fo:font-size="11pt" style:font-size-asian="11pt"/>
    </style:style>
    <style:style style:name="T9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95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9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9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9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99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10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10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10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103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10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10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108" style:parent-style-name="Standard" style:family="paragraph">
      <style:text-properties style:font-weight-complex="bold" fo:font-style="italic" style:font-style-asian="italic" style:font-style-complex="italic" fo:font-size="11pt" style:font-size-asian="11pt"/>
    </style:style>
    <style:style style:name="T109" style:parent-style-name="DefaultParagraphFont" style:family="text">
      <style:text-properties style:font-weight-complex="bold" style:font-style-complex="italic" fo:font-size="11pt" style:font-size-asian="11pt"/>
    </style:style>
    <style:style style:name="T110" style:parent-style-name="DefaultParagraphFont" style:family="text">
      <style:text-properties style:font-weight-complex="bold" style:font-style-complex="italic" fo:font-size="11pt" style:font-size-asian="11pt"/>
    </style:style>
    <style:style style:name="T111" style:parent-style-name="DefaultParagraphFont" style:family="text">
      <style:text-properties style:font-weight-complex="bold" style:font-style-complex="italic" fo:font-size="11pt" style:font-size-asian="11pt"/>
    </style:style>
    <style:style style:name="T112" style:parent-style-name="DefaultParagraphFont" style:family="text">
      <style:text-properties style:font-weight-complex="bold" style:font-style-complex="italic" fo:font-size="11pt" style:font-size-asian="11pt"/>
    </style:style>
    <style:style style:name="T113" style:parent-style-name="DefaultParagraphFont" style:family="text">
      <style:text-properties style:font-weight-complex="bold" style:font-style-complex="italic" fo:font-size="11pt" style:font-size-asian="11pt"/>
    </style:style>
    <style:style style:name="T114" style:parent-style-name="DefaultParagraphFont" style:family="text">
      <style:text-properties style:font-weight-complex="bold" style:font-style-complex="italic" fo:font-size="11pt" style:font-size-asian="11pt"/>
    </style:style>
    <style:style style:name="P115" style:parent-style-name="Standard" style:family="paragraph">
      <style:text-properties style:font-weight-complex="bold" style:font-style-complex="italic" fo:font-size="11pt" style:font-size-asian="11pt"/>
    </style:style>
    <style:style style:name="P116" style:parent-style-name="Standard" style:family="paragraph">
      <style:text-properties style:font-weight-complex="bold" style:font-style-complex="italic" fo:font-size="11pt" style:font-size-asian="11pt"/>
    </style:style>
    <style:style style:name="T11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1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19" style:parent-style-name="DefaultParagraphFont" style:family="text">
      <style:text-properties style:font-weight-complex="bold" style:font-style-complex="italic" fo:font-size="11pt" style:font-size-asian="11pt"/>
    </style:style>
    <style:style style:name="T120" style:parent-style-name="DefaultParagraphFont" style:family="text">
      <style:text-properties style:font-weight-complex="bold" style:font-style-complex="italic" fo:font-size="11pt" style:font-size-asian="11pt"/>
    </style:style>
    <style:style style:name="T121" style:parent-style-name="DefaultParagraphFont" style:family="text">
      <style:text-properties style:font-weight-complex="bold" style:font-style-complex="italic" fo:font-size="11pt" style:font-size-asian="11pt"/>
    </style:style>
    <style:style style:name="T122" style:parent-style-name="DefaultParagraphFont" style:family="text">
      <style:text-properties style:font-weight-complex="bold" style:font-style-complex="italic" fo:font-size="11pt" style:font-size-asian="11pt"/>
    </style:style>
    <style:style style:name="T123" style:parent-style-name="DefaultParagraphFont" style:family="text">
      <style:text-properties style:font-weight-complex="bold" style:font-style-complex="italic" fo:font-size="11pt" style:font-size-asian="11pt"/>
    </style:style>
    <style:style style:name="T124" style:parent-style-name="DefaultParagraphFont" style:family="text">
      <style:text-properties style:font-weight-complex="bold" style:font-style-complex="italic" fo:font-size="11pt" style:font-size-asian="11pt"/>
    </style:style>
    <style:style style:name="T125" style:parent-style-name="DefaultParagraphFont" style:family="text">
      <style:text-properties style:font-weight-complex="bold" style:font-style-complex="italic" fo:font-size="11pt" style:font-size-asian="11pt"/>
    </style:style>
    <style:style style:name="T126" style:parent-style-name="DefaultParagraphFont" style:family="text">
      <style:text-properties style:font-weight-complex="bold" style:font-style-complex="italic" fo:font-size="11pt" style:font-size-asian="11pt"/>
    </style:style>
    <style:style style:name="T127" style:parent-style-name="DefaultParagraphFont" style:family="text">
      <style:text-properties style:font-weight-complex="bold" style:font-style-complex="italic" fo:font-size="11pt" style:font-size-asian="11pt"/>
    </style:style>
    <style:style style:name="T12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129" style:parent-style-name="Standard" style:family="paragraph">
      <style:text-properties style:font-weight-complex="bold" style:font-style-complex="italic" fo:font-size="11pt" style:font-size-asian="11pt"/>
    </style:style>
    <style:style style:name="P130" style:parent-style-name="Standard" style:family="paragraph">
      <style:text-properties style:font-weight-complex="bold" style:font-style-complex="italic" fo:font-size="11pt" style:font-size-asian="11pt"/>
    </style:style>
    <style:style style:name="T131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3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33" style:parent-style-name="DefaultParagraphFont" style:family="text">
      <style:text-properties style:font-weight-complex="bold" fo:font-size="11pt" style:font-size-asian="11pt"/>
    </style:style>
    <style:style style:name="T13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3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3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3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3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3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4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4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4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43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44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45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46" style:parent-style-name="Standard" style:family="paragraph">
      <style:text-properties fo:font-weight="bold" style:font-weight-asian="bold" style:font-weight-complex="bold" style:font-style-complex="italic" fo:font-size="11pt" style:font-size-asian="11pt"/>
    </style:style>
    <style:style style:name="T147" style:parent-style-name="DefaultParagraphFont" style:family="text">
      <style:text-properties style:font-weight-complex="bold" fo:font-size="11pt" style:font-size-asian="11pt"/>
    </style:style>
    <style:style style:name="T14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49" style:parent-style-name="DefaultParagraphFont" style:family="text">
      <style:text-properties style:font-weight-complex="bold" fo:font-size="11pt" style:font-size-asian="11pt"/>
    </style:style>
    <style:style style:name="T150" style:parent-style-name="DefaultParagraphFont" style:family="text">
      <style:text-properties style:font-weight-complex="bold" fo:font-size="11pt" style:font-size-asian="11pt"/>
    </style:style>
    <style:style style:name="T151" style:parent-style-name="DefaultParagraphFont" style:family="text">
      <style:text-properties style:font-weight-complex="bold" fo:font-size="11pt" style:font-size-asian="11pt"/>
    </style:style>
    <style:style style:name="T152" style:parent-style-name="DefaultParagraphFont" style:family="text">
      <style:text-properties style:font-weight-complex="bold" fo:font-size="11pt" style:font-size-asian="11pt"/>
    </style:style>
    <style:style style:name="T153" style:parent-style-name="DefaultParagraphFont" style:family="text">
      <style:text-properties style:font-weight-complex="bold" fo:font-size="11pt" style:font-size-asian="11pt"/>
    </style:style>
    <style:style style:name="T154" style:parent-style-name="DefaultParagraphFont" style:family="text">
      <style:text-properties style:font-weight-complex="bold" fo:font-size="11pt" style:font-size-asian="11pt"/>
    </style:style>
    <style:style style:name="T155" style:parent-style-name="DefaultParagraphFont" style:family="text">
      <style:text-properties style:font-weight-complex="bold" fo:font-size="11pt" style:font-size-asian="11pt"/>
    </style:style>
    <style:style style:name="T156" style:parent-style-name="DefaultParagraphFont" style:family="text">
      <style:text-properties style:font-weight-complex="bold" fo:font-size="11pt" style:font-size-asian="11pt"/>
    </style:style>
    <style:style style:name="T157" style:parent-style-name="DefaultParagraphFont" style:family="text">
      <style:text-properties style:font-weight-complex="bold" fo:font-size="11pt" style:font-size-asian="11pt"/>
    </style:style>
    <style:style style:name="T158" style:parent-style-name="DefaultParagraphFont" style:family="text">
      <style:text-properties style:font-weight-complex="bold" fo:font-size="11pt" style:font-size-asian="11pt"/>
    </style:style>
    <style:style style:name="T15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60" style:parent-style-name="Standard" style:family="paragraph">
      <style:text-properties style:font-weight-complex="bold" fo:font-size="11pt" style:font-size-asian="11pt"/>
    </style:style>
    <style:style style:name="T161" style:parent-style-name="DefaultParagraphFont" style:family="text">
      <style:text-properties style:font-weight-complex="bold" fo:font-size="11pt" style:font-size-asian="11pt"/>
    </style:style>
    <style:style style:name="T162" style:parent-style-name="DefaultParagraphFont" style:family="text">
      <style:text-properties style:font-weight-complex="bold" fo:font-size="11pt" style:font-size-asian="11pt"/>
    </style:style>
    <style:style style:name="T163" style:parent-style-name="DefaultParagraphFont" style:family="text">
      <style:text-properties style:font-weight-complex="bold" style:text-position="super 63.6%" fo:font-size="11pt" style:font-size-asian="11pt"/>
    </style:style>
    <style:style style:name="T164" style:parent-style-name="DefaultParagraphFont" style:family="text">
      <style:text-properties style:font-weight-complex="bold" fo:font-size="11pt" style:font-size-asian="11pt"/>
    </style:style>
    <style:style style:name="T165" style:parent-style-name="DefaultParagraphFont" style:family="text">
      <style:text-properties style:font-weight-complex="bold" style:text-position="super 63.6%" fo:font-size="11pt" style:font-size-asian="11pt"/>
    </style:style>
    <style:style style:name="T166" style:parent-style-name="DefaultParagraphFont" style:family="text">
      <style:text-properties style:font-weight-complex="bold" fo:font-size="11pt" style:font-size-asian="11pt"/>
    </style:style>
    <style:style style:name="T16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8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8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8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8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8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8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8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8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8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9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9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9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9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9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9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96" style:parent-style-name="DefaultParagraphFont" style:family="text">
      <style:text-properties style:font-weight-complex="bold" fo:font-size="11pt" style:font-size-asian="11pt"/>
    </style:style>
    <style:style style:name="T197" style:parent-style-name="DefaultParagraphFont" style:family="text">
      <style:text-properties style:font-weight-complex="bold" fo:font-size="11pt" style:font-size-asian="11pt"/>
    </style:style>
    <style:style style:name="T198" style:parent-style-name="DefaultParagraphFont" style:family="text">
      <style:text-properties style:font-weight-complex="bold" fo:font-size="11pt" style:font-size-asian="11pt"/>
    </style:style>
    <style:style style:name="T199" style:parent-style-name="DefaultParagraphFont" style:family="text">
      <style:text-properties style:font-weight-complex="bold" fo:font-size="11pt" style:font-size-asian="11pt"/>
    </style:style>
    <style:style style:name="T200" style:parent-style-name="DefaultParagraphFont" style:family="text">
      <style:text-properties style:font-weight-complex="bold" fo:font-size="11pt" style:font-size-asian="11pt"/>
    </style:style>
    <style:style style:name="T201" style:parent-style-name="DefaultParagraphFont" style:family="text">
      <style:text-properties style:font-weight-complex="bold" fo:font-size="11pt" style:font-size-asian="11pt"/>
    </style:style>
    <style:style style:name="T202" style:parent-style-name="DefaultParagraphFont" style:family="text">
      <style:text-properties style:font-weight-complex="bold" fo:font-size="11pt" style:font-size-asian="11pt"/>
    </style:style>
    <style:style style:name="T20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20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205" style:parent-style-name="DefaultParagraphFont" style:family="text">
      <style:text-properties fo:font-style="italic" style:font-style-asian="italic" fo:font-size="11pt" style:font-size-asian="11pt"/>
    </style:style>
    <style:style style:name="T206" style:parent-style-name="DefaultParagraphFont" style:family="text">
      <style:text-properties fo:font-style="italic" style:font-style-asian="italic" fo:font-size="11pt" style:font-size-asian="11pt"/>
    </style:style>
    <style:style style:name="T20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20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20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21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211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top="0.0833in"/>
      <style:text-properties fo:font-weight="bold" style:font-weight-asian="bold" fo:font-variant="small-caps" fo:font-size="14pt" style:font-size-asian="14pt" style:font-size-complex="14pt"/>
    </style:style>
    <style:style style:name="P212" style:parent-style-name="Standard" style:family="paragraph">
      <style:paragraph-properties fo:line-height="125%"/>
    </style:style>
    <style:style style:name="T213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4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5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6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7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8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9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20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221" style:parent-style-name="Standard" style:family="paragraph">
      <style:paragraph-properties fo:line-height="125%"/>
      <style:text-properties style:font-weight-complex="bold" fo:font-style="italic" style:font-style-asian="italic" fo:font-size="11pt" style:font-size-asian="11pt" style:font-size-complex="11pt"/>
    </style:style>
    <style:style style:name="P222" style:parent-style-name="Standard" style:family="paragraph">
      <style:paragraph-properties fo:line-height="125%"/>
    </style:style>
    <style:style style:name="T223" style:parent-style-name="DefaultParagraphFont" style:family="text">
      <style:text-properties style:font-weight-complex="bold" fo:font-size="11pt" style:font-size-asian="11pt" style:font-size-complex="11pt"/>
    </style:style>
    <style:style style:name="T224" style:parent-style-name="DefaultParagraphFont" style:family="text">
      <style:text-properties style:font-weight-complex="bold" fo:font-size="11pt" style:font-size-asian="11pt" style:font-size-complex="11pt"/>
    </style:style>
    <style:style style:name="T225" style:parent-style-name="DefaultParagraphFont" style:family="text">
      <style:text-properties style:font-weight-complex="bold" fo:font-size="11pt" style:font-size-asian="11pt" style:font-size-complex="11pt"/>
    </style:style>
    <style:style style:name="T226" style:parent-style-name="DefaultParagraphFont" style:family="text">
      <style:text-properties style:font-weight-complex="bold" fo:font-size="11pt" style:font-size-asian="11pt" style:font-size-complex="11pt"/>
    </style:style>
    <style:style style:name="T227" style:parent-style-name="DefaultParagraphFont" style:family="text">
      <style:text-properties style:font-weight-complex="bold" fo:font-size="11pt" style:font-size-asian="11pt" style:font-size-complex="11pt"/>
    </style:style>
    <style:style style:name="T228" style:parent-style-name="DefaultParagraphFont" style:family="text">
      <style:text-properties style:font-weight-complex="bold" fo:font-size="11pt" style:font-size-asian="11pt" style:font-size-complex="11pt"/>
    </style:style>
    <style:style style:name="T229" style:parent-style-name="DefaultParagraphFont" style:family="text">
      <style:text-properties style:font-weight-complex="bold" fo:font-size="11pt" style:font-size-asian="11pt" style:font-size-complex="11pt"/>
    </style:style>
    <style:style style:name="T230" style:parent-style-name="DefaultParagraphFont" style:family="text">
      <style:text-properties style:font-weight-complex="bold" fo:font-style="italic" style:font-style-asian="italic" style:font-style-complex="italic" fo:font-size="11pt" style:font-size-asian="11pt" style:font-size-complex="11pt"/>
    </style:style>
    <style:style style:name="P231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bottom="0.0416in"/>
      <style:text-properties fo:font-weight="bold" style:font-weight-asian="bold" fo:font-variant="small-caps" fo:font-size="14pt" style:font-size-asian="14pt" style:font-size-complex="14pt"/>
    </style:style>
    <style:style style:name="P232" style:parent-style-name="Framecontents" style:family="paragraph">
      <style:paragraph-properties fo:text-align="justify" fo:line-height="110%"/>
      <style:text-properties style:font-weight-complex="bold" style:font-style-complex="italic" fo:color="#000000" fo:font-size="11pt" style:font-size-asian="11pt"/>
    </style:style>
    <style:style style:name="P233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34" style:parent-style-name="Framecontents" style:family="paragraph">
      <style:paragraph-properties fo:line-height="110%"/>
    </style:style>
    <style:style style:name="T235" style:parent-style-name="DefaultParagraphFont" style:family="text">
      <style:text-properties style:font-weight-complex="bold" style:font-style-complex="italic" fo:color="#000000" fo:font-size="11pt" style:font-size-asian="11pt"/>
    </style:style>
    <style:style style:name="T236" style:parent-style-name="DefaultParagraphFont" style:family="text">
      <style:text-properties style:font-weight-complex="bold" style:font-style-complex="italic" fo:color="#000000" fo:font-size="11pt" style:font-size-asian="11pt"/>
    </style:style>
    <style:style style:name="T237" style:parent-style-name="DefaultParagraphFont" style:family="text">
      <style:text-properties style:font-weight-complex="bold" style:font-style-complex="italic" fo:color="#000000" fo:font-size="11pt" style:font-size-asian="11pt"/>
    </style:style>
    <style:style style:name="T238" style:parent-style-name="DefaultParagraphFont" style:family="text">
      <style:text-properties style:font-weight-complex="bold" style:font-style-complex="italic" fo:color="#000000" fo:font-size="11pt" style:font-size-asian="11pt"/>
    </style:style>
    <style:style style:name="P239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40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Jason Liu</text:p>
      <text:p text:style-name="P2"><text:span text:style-name="T3"><text:tab/>jasonjliu.com</text:span><text:span text:style-name="T4"><text:tab/></text:span></text:p>
      <text:p text:style-name="P5"><text:span text:style-name="T6">jliu1052@gmail.com</text:span><text:span text:style-name="T7"><text:s/></text:span><text:span text:style-name="T8">·</text:span><text:span text:style-name="T9"><text:s/>703</text:span><text:span text:style-name="T10">.</text:span><text:span text:style-name="T11">732</text:span><text:span text:style-name="T12">.</text:span><text:span text:style-name="T13">0816</text:span></text:p>
      <text:p text:style-name="P14"/>
      <text:p text:style-name="P15">Education</text:p>
      <text:p text:style-name="P16"/>
      <text:p text:style-name="Standard"><text:span text:style-name="T17">University of Wisconsin-Madison</text:span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s text:c="11"/></text:span><text:span text:style-name="T27"><text:tab/></text:span><text:span text:style-name="T28"><text:s/>Madison, WI</text:span></text:p>
      <text:list text:style-name="WWNum3">
        <text:list-item>
          <text:p text:style-name="P29"><text:span text:style-name="T30">Bachelor of<text:s/></text:span><text:span text:style-name="T31">Science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s text:c="2"/>Sept.</text:span><text:span text:style-name="T42"><text:s/>2017</text:span><text:span text:style-name="T43">–</text:span><text:span text:style-name="T44">May 2020</text:span></text:p>
          <text:list text:continue-numbering="true">
            <text:list-item>
              <text:p text:style-name="P45"><text:span text:style-name="T46">GPA: 3.82</text:span></text:p>
            </text:list-item>
          </text:list>
        </text:list-item>
        <text:list-item>
          <text:p text:style-name="P47">Major: Computer Science</text:p>
        </text:list-item>
        <text:list-item>
          <text:p text:style-name="P48">Minor: Mathematics</text:p>
        </text:list-item>
      </text:list>
      <text:p text:style-name="Standard"><text:span text:style-name="T49">Thomas Jefferson High School for Science and Technology</text:span><text:span text:style-name="T50"><text:tab/></text:span><text:span text:style-name="T51"><text:tab/></text:span><text:span text:style-name="T52"><text:tab/></text:span><text:span text:style-name="T53"><text:tab/><text:s text:c="11"/></text:span><text:span text:style-name="T54">Alexandria, VA</text:span></text:p>
      <text:list text:style-name="WWNum1">
        <text:list-item>
          <text:p text:style-name="P55"><text:span text:style-name="T56">Jefferson Diploma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text:s text:c="10"/></text:span><text:span text:style-name="T65"><text:tab/><text:s/></text:span><text:span text:style-name="T66"><text:s text:c="2"/></text:span><text:span text:style-name="T67">Sept. 2013</text:span><text:span text:style-name="T68">–</text:span><text:span text:style-name="T69">June 2017</text:span></text:p>
        </text:list-item>
        <text:list-item>
          <text:p text:style-name="P70">ACT: 35/36<text:s/>(Reading: 36;<text:s/>Math: 36;<text:s/>Science: 34;<text:s/>Writing<text:s/>33)</text:p>
        </text:list-item>
      </text:list>
      <text:p text:style-name="P71">Experience and Leadership</text:p>
      <text:p text:style-name="P72"/>
      <text:p text:style-name="Standard"><text:span text:style-name="T73">L&amp;S Center for Academic Excellence</text:span><text:span text:style-name="T74"><text:tab/></text:span><text:span text:style-name="T75"><text:tab/></text:span><text:span text:style-name="T76"><text:tab/></text:span><text:span text:style-name="T77"><text:tab/>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<text:s text:c="4"/>2017-Present</text:span></text:p>
      <text:p text:style-name="Standard"><text:span text:style-name="T84">Webmaster and Social Media<text:s/></text:span><text:span text:style-name="T85">Coordinator</text:span><text:span text:style-name="T86"><text:tab/></text:span><text:span text:style-name="T87"><text:tab/></text:span><text:span text:style-name="T88"><text:tab/></text:span><text:span text:style-name="T89"><text:tab/></text:span></text:p>
      <text:p text:style-name="Standard"><text:span text:style-name="T90"><text:tab/></text:span><text:span text:style-name="T91">Developed website for Center for Academic Excellence, utilizing Google Analytics to optimize pages</text:span></text:p>
      <text:p text:style-name="P92"><text:tab/>Coordinated with Letters and Science organizations and programs to maintain and rework site</text:p>
      <text:p text:style-name="P93"><text:tab/>Employ social media to generate interest in the CAE website and programs</text:p>
      <text:p text:style-name="Standard"><text:span text:style-name="T94">Capital One<text:s/></text:span><text:span text:style-name="T95"><text:tab/></text:span><text:span text:style-name="T96"><text:tab/></text:span><text:span text:style-name="T97"><text:tab/></text:span><text:span text:style-name="T98"><text:tab/>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text:s text:c="23"/></text:span><text:span text:style-name="T105">Ju</text:span><text:span text:style-name="T106">ne-August 201</text:span><text:span text:style-name="T107">8</text:span></text:p>
      <text:p text:style-name="P108">Associate Software Engineer</text:p>
      <text:p text:style-name="Standard"><text:span text:style-name="T109"><text:tab/>Contributed to stories focused on developing and maintain</text:span><text:span text:style-name="T110">ing</text:span><text:span text:style-name="T111"><text:s/>banki</text:span><text:span text:style-name="T112">ng websi</text:span><text:span text:style-name="T113">te</text:span><text:span text:style-name="T114"><text:s text:c="6"/></text:span></text:p>
      <text:p text:style-name="P115"><text:tab/>Employed Java, AngularJS, and TypeScript to operate on the frontend and middleware<text:s/>of<text:s/>the site</text:p>
      <text:p text:style-name="P116"><text:tab/>Worked with other engineers and teams to repair bugs and resolve API failures</text:p>
      <text:p text:style-name="Standard"><text:span text:style-name="T117">Asso</text:span><text:span text:style-name="T118">ciate Software Engineer</text:span><text:span text:style-name="T119"><text:tab/></text:span><text:span text:style-name="T120"><text:tab/></text:span><text:span text:style-name="T121"><text:tab/></text:span><text:span text:style-name="T122"><text:tab/></text:span><text:span text:style-name="T123"><text:tab/></text:span><text:span text:style-name="T124"><text:tab/></text:span><text:span text:style-name="T125"><text:tab/><text:s text:c="7"/></text:span><text:span text:style-name="T126"><text:tab/></text:span><text:span text:style-name="T127"><text:tab/><text:s text:c="9"/></text:span><text:span text:style-name="T128">June-August 2017</text:span></text:p>
      <text:p text:style-name="P129"><text:tab/>Helped develop banking web application utilizing new tools such as AngularJS, Jenkins, and AWS</text:p>
      <text:p text:style-name="P130"><text:tab/>Learned and used Agile methodology<text:s/>by attending daily scrums, standups, and completing stories</text:p>
      <text:p text:style-name="Standard"><text:span text:style-name="T131">Brain Health Alliance</text:span></text:p>
      <text:p text:style-name="Standard"><text:span text:style-name="T132">Software Intern</text:span><text:span text:style-name="T133"><text:tab/></text:span><text:span text:style-name="T134"><text:tab/></text:span><text:span text:style-name="T135"><text:tab/></text:span><text:span text:style-name="T136"><text:tab/></text:span><text:span text:style-name="T137"><text:tab/></text:span><text:span text:style-name="T138"><text:tab/><text:s text:c="6"/></text:span><text:span text:style-name="T139"><text:tab/><text:s text:c="17"/></text:span><text:span text:style-name="T140"><text:tab/></text:span><text:span text:style-name="T141"><text:tab/></text:span><text:span text:style-name="T142"><text:tab/><text:s text:c="4"/>June-September 2016</text:span></text:p>
      <text:p text:style-name="P143">Utilized a MEAN full-stack solution to investigate the potential of a NoSQL semantic web</text:p>
      <text:p text:style-name="P144">Focused on implementing MongoDB database with Mongoose as part of a Node web application</text:p>
      <text:p text:style-name="P145">Collaborate with peers to write and publish a paper in the W3 Consortium journal</text:p>
      <text:p text:style-name="P146">STEMBassadors</text:p>
      <text:p text:style-name="Standard"><text:span text:style-name="T147"><text:s/></text:span><text:span text:style-name="T148">Teacher Assistant</text:span><text:span text:style-name="T149"><text:tab/></text:span><text:span text:style-name="T150"><text:tab/></text:span><text:span text:style-name="T151"><text:tab/></text:span><text:span text:style-name="T152"><text:tab/></text:span><text:span text:style-name="T153"><text:tab/></text:span><text:span text:style-name="T154"><text:tab/></text:span><text:span text:style-name="T155"><text:tab/></text:span><text:span text:style-name="T156"><text:tab/><text:s text:c="4"/></text:span><text:span text:style-name="T157"><text:tab/></text:span><text:span text:style-name="T158"><text:tab/><text:s text:c="4"/></text:span><text:span text:style-name="T159">June-September 2015</text:span></text:p>
      <text:p text:style-name="P160"><text:tab/>Worked with elementary school children to help develop STEM interests at an early age</text:p>
      <text:p text:style-name="Standard"><text:span text:style-name="T161"><text:tab/>Organ</text:span><text:span text:style-name="T162">ized and led math, science, and tech experiments among 1</text:span><text:span text:style-name="T163">st</text:span><text:span text:style-name="T164"><text:s/>to 6</text:span><text:span text:style-name="T165">th</text:span><text:span text:style-name="T166"><text:s/>graders</text:span></text:p>
      <text:p text:style-name="Standard"><text:span text:style-name="T167">UNICEF</text:span><text:span text:style-name="T168"><text:tab/></text:span><text:span text:style-name="T169"><text:tab/></text:span><text:span text:style-name="T170"><text:tab/></text:span><text:span text:style-name="T171"><text:tab/></text:span><text:span text:style-name="T172"><text:tab/></text:span><text:span text:style-name="T173"><text:tab/><text:s/></text:span><text:span text:style-name="T174"><text:tab/>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<text:s text:c="4"/>2</text:span><text:span text:style-name="T180">017-Present</text:span></text:p>
      <text:p text:style-name="Standard"><text:span text:style-name="T181">Software Development Club</text:span><text:span text:style-name="T182"><text:tab/></text:span><text:span text:style-name="T183"><text:tab/></text:span><text:span text:style-name="T184"><text:tab/></text:span><text:span text:style-name="T185"><text:tab/></text:span><text:span text:style-name="T186"><text:tab/></text:span><text:span text:style-name="T187"><text:tab/></text:span><text:span text:style-name="T188"><text:tab/></text:span><text:span text:style-name="T189"><text:tab/></text:span><text:span text:style-name="T190"><text:tab/></text:span><text:span text:style-name="T191"><text:tab/><text:s text:c="4"/>2017-Present</text:span></text:p>
      <text:p text:style-name="Standard"><text:span text:style-name="T192">Artificial Intelligence Club</text:span><text:span text:style-name="T193"><text:tab/></text:span><text:span text:style-name="T194"><text:tab/></text:span><text:span text:style-name="T195"><text:tab/></text:span><text:span text:style-name="T196"><text:tab/></text:span><text:span text:style-name="T197"><text:tab/></text:span><text:span text:style-name="T198"><text:tab/></text:span><text:span text:style-name="T199"><text:tab/></text:span><text:span text:style-name="T200"><text:tab/></text:span><text:span text:style-name="T201"><text:tab/></text:span><text:span text:style-name="T202"><text:tab/><text:s text:c="4"/></text:span><text:span text:style-name="T203">2017-</text:span><text:span text:style-name="T204">Present</text:span></text:p>
      <text:p text:style-name="Standard"><text:span text:style-name="T205">Thomas Jefferson Crew (Winter/Spring)<text:s/></text:span><text:span text:style-name="T206">and Resilient Rowing (Summer/Fall)</text:span><text:span text:style-name="T207"><text:tab/></text:span><text:span text:style-name="T208"><text:tab/></text:span><text:span text:style-name="T209"><text:tab/><text:s text:c="13"/></text:span><text:span text:style-name="T210"><text:tab/><text:s text:c="8"/>2013-2017</text:span></text:p>
      <text:p text:style-name="P211">Honors and Achievements</text:p>
      <text:p text:style-name="P212"><text:span text:style-name="T213">National AP Scholar and AP Scholar with Distinction</text:span><text:span text:style-name="T214"><text:tab/></text:span><text:span text:style-name="T215"><text:tab/></text:span><text:span text:style-name="T216"><text:tab/></text:span><text:span text:style-name="T217"><text:tab/></text:span><text:span text:style-name="T218"><text:tab/></text:span><text:span text:style-name="T219"><text:tab/><text:s text:c="12"/></text:span><text:span text:style-name="T220"><text:tab/><text:s text:c="4"/>2016 &amp; 2017</text:span></text:p>
      <text:p text:style-name="P221">Jefferson Crew Most Valuable Player<text:s/><text:tab/><text:tab/><text:tab/><text:tab/><text:tab/><text:tab/><text:tab/><text:tab/><text:tab/><text:s text:c="3"/>Summer 2016</text:p>
      <text:p text:style-name="P222"><text:span text:style-name="T223">Scholastic Na</text:span><text:span text:style-name="T224">tional Championship Regatta Men’s Varsity Second 8+</text:span><text:span text:style-name="T225"><text:tab/></text:span><text:span text:style-name="T226"><text:tab/></text:span><text:span text:style-name="T227"><text:tab/></text:span><text:span text:style-name="T228"><text:tab/></text:span><text:span text:style-name="T229"><text:tab/><text:s text:c="2"/></text:span><text:span text:style-name="T230"><text:s text:c="3"/>Spring 2014</text:span></text:p>
      <text:p text:style-name="P231">Skills<text:tab/><text:tab/><text:tab/><text:tab/><text:tab/><text:tab/><text:tab/><text:s text:c="7"/></text:p>
      <text:p text:style-name="Standard"><draw:frame draw:id="id0" draw:style-name="a0" draw:name="Frame2" text:anchor-type="as-char" svg:x="0in" svg:y="0in" svg:width="3.61667in" svg:height="0.6in" style:rel-width="scale" style:rel-height="scale"><draw:text-box><text:p text:style-name="P232">Programming Languages: Java, Python, JavaScript</text:p><text:p text:style-name="P233">Web/Mobile Dev: Angular, MongoDB, MySQL, Firebase</text:p><text:p text:style-name="P234"><text:span text:style-name="T235">Intere</text:span><text:span text:style-name="T236">sts: AI (DNN<text:s/></text:span><text:span text:style-name="T237">and</text:span><text:span text:style-name="T238"><text:s/>Reinforcement Learning)</text:span></text:p></draw:text-box><svg:title/><svg:desc/></draw:frame><text:s text:c="5"/><text:s text:c="5"/><draw:frame draw:id="id1" draw:style-name="a1" draw:name="Frame2" text:anchor-type="as-char" svg:x="0in" svg:y="0in" svg:width="2.5in" svg:height="0.6in" style:rel-width="scale" style:rel-height="scale"><draw:text-box><text:p text:style-name="P239">OS: Linux</text:p><text:p text:style-name="P240">Tools: Git, GitHub, Shell Script (Linux)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color="#00000A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name="Arial" style:font-name-asian="Arial" style:font-name-complex="Arial" fo:font-size="9pt" style:font-size-asian="9pt" style:font-size-complex="9pt"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TMLPreformatted" style:display-name="HTML Preformatted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Verdana" style:font-name-asian="Verdana" style:font-name-complex="Verdana" fo:color="#000000" fo:font-size="9pt" style:font-size-asian="9pt" style:font-size-complex="9pt" fo:hyphenate="false"/>
    </style:style>
    <style:style style:name="BodyText3" style:display-name="Body Text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BodyTextIndent2" style:display-name="Body Text Indent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CommentText" style:display-name="Comment Text" style:family="paragraph" style:parent-style-name="Standard"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Revision" style:display-name="Revision" style:family="paragraph">
      <style:paragraph-properties fo:widows="2" fo:orphans="2"/>
      <style:text-properties fo:color="#00000A" style:font-size-complex="12pt" fo:hyphenate="false"/>
    </style:style>
    <style:style style:name="NoSpacing" style:display-name="No Spacing" style:family="paragraph">
      <style:paragraph-properties fo:widows="2" fo:orphans="2"/>
      <style:text-properties fo:color="#00000A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PageNumber" style:display-name="Page Number" style:family="text" style:parent-style-name="DefaultParagraphFont"/>
    <style:style style:name="HTMLTypewriter" style:display-name="HTML Typewriter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BodyText3Char" style:display-name="Body Text 3 Char" style:family="text">
      <style:text-properties fo:font-size="8pt" style:font-size-asian="8pt" style:font-size-complex="8pt"/>
    </style:style>
    <style:style style:name="BodyTextIndent2Char" style:display-name="Body Text Indent 2 Char" style:family="text">
      <style:text-properties fo:font-size="12pt" style:font-size-asian="12pt" style:font-size-complex="12pt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/>
    <style:style style:name="CommentSubjectChar" style:display-name="Comment Subject Char" style:family="text">
      <style:text-properties fo:font-weight="bold" style:font-weight-asian="bold" style:font-weight-complex="bold"/>
    </style:style>
    <style:style style:name="BalloonTextChar" style:display-name="Balloon Text Char" style:family="text">
      <style:text-properties style:font-name="Tahoma" style:font-name-asian="Tahoma" style:font-name-complex="Tahoma" fo:font-size="8pt" style:font-size-asian="8pt" style:font-size-complex="8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ListLabel1" style:display-name="ListLabel 1" style:family="text">
      <style:text-properties style:font-name-asian="Times New Roman" style:font-name-complex="Times New Roman" fo:font-weight="bold" style:font-weight-asian="bold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fo:font-size="8pt" style:font-size-asian="8pt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fo:font-size="8pt" style:font-size-asian="8pt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fo:font-size="8pt" style:font-size-asian="8pt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Courier New"/>
    </style:style>
    <style:style style:name="ListLabel55" style:display-name="ListLabel 55" style:family="text">
      <style:text-properties fo:font-size="8pt" style:font-size-asian="8pt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fo:font-size="8pt" style:font-size-asian="8pt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Courier New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fo:font-size="8pt" style:font-size-asian="8pt"/>
    </style:style>
    <style:style style:name="ListLabel64" style:display-name="ListLabel 64" style:family="text">
      <style:text-properties style:font-name-complex="Courier New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Courier New"/>
    </style:style>
    <style:style style:name="ListLabel67" style:display-name="ListLabel 67" style:family="text">
      <style:text-properties fo:font-size="8pt" style:font-size-asian="8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Courier New"/>
    </style:style>
    <style:style style:name="ListLabel70" style:display-name="ListLabel 70" style:family="text">
      <style:text-properties style:font-name-complex="Courier New"/>
    </style:style>
    <style:style style:name="ListLabel71" style:display-name="ListLabel 71" style:family="text">
      <style:text-properties fo:font-size="8pt" style:font-size-asian="8pt"/>
    </style:style>
    <style:style style:name="ListLabel72" style:display-name="ListLabel 72" style:family="text">
      <style:text-properties style:font-name-complex="Courier New"/>
    </style:style>
    <style:style style:name="ListLabel73" style:display-name="ListLabel 73" style:family="text">
      <style:text-properties style:font-name-complex="Courier New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Courier New"/>
    </style:style>
    <style:style style:name="ListLabel76" style:display-name="ListLabel 76" style:family="text">
      <style:text-properties style:font-name-complex="Courier New"/>
    </style:style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Courier New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Courier New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Courier New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Courier New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Courier New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Courier New"/>
    </style:style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>
      <style:text-properties style:font-name-complex="Courier New"/>
    </style:style>
    <style:style style:name="ListLabel97" style:display-name="ListLabel 97" style:family="text">
      <style:text-properties style:font-name-complex="Courier New"/>
    </style:style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>
      <style:text-properties style:font-name-complex="Courier New"/>
    </style:style>
    <style:style style:name="ListLabel100" style:display-name="ListLabel 100" style:family="text">
      <style:text-properties style:font-name-complex="Courier New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Courier New"/>
    </style:style>
    <style:style style:name="ListLabel103" style:display-name="ListLabel 103" style:family="text">
      <style:text-properties style:font-name-complex="Courier New"/>
    </style:style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>
      <style:text-properties style:font-name-complex="Courier New"/>
    </style:style>
    <style:style style:name="ListLabel106" style:display-name="ListLabel 106" style:family="text">
      <style:text-properties style:font-name-complex="Courier New"/>
    </style:style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>
      <style:text-properties style:font-name-complex="Courier New"/>
    </style:style>
    <style:style style:name="ListLabel109" style:display-name="ListLabel 109" style:family="text">
      <style:text-properties style:font-name-complex="Courier New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>
      <style:text-properties style:font-name-complex="Wingdings"/>
    </style:style>
    <style:style style:name="ListLabel112" style:display-name="ListLabel 112" style:family="text">
      <style:text-properties style:font-name-complex="Courier New"/>
    </style:style>
    <style:style style:name="ListLabel113" style:display-name="ListLabel 113" style:family="text">
      <style:text-properties style:font-name-complex="Wingdings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style:font-name-complex="Courier New"/>
    </style:style>
    <style:style style:name="ListLabel116" style:display-name="ListLabel 116" style:family="text">
      <style:text-properties style:font-name-complex="Wingdings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Courier New"/>
    </style:style>
    <style:style style:name="ListLabel119" style:display-name="ListLabel 119" style:family="text">
      <style:text-properties style:font-name-complex="Wingdings"/>
    </style:style>
    <style:style style:name="ListLabel120" style:display-name="ListLabel 120" style:family="text">
      <style:text-properties style:font-name-complex="Wingdings"/>
    </style:style>
    <style:style style:name="ListLabel121" style:display-name="ListLabel 121" style:family="text">
      <style:text-properties style:font-name-complex="Courier New"/>
    </style:style>
    <style:style style:name="ListLabel122" style:display-name="ListLabel 122" style:family="text">
      <style:text-properties style:font-name-complex="Wingdings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Courier New"/>
    </style:style>
    <style:style style:name="ListLabel125" style:display-name="ListLabel 125" style:family="text">
      <style:text-properties style:font-name-complex="Wingdings"/>
    </style:style>
    <style:style style:name="ListLabel126" style:display-name="ListLabel 126" style:family="text">
      <style:text-properties style:font-name-complex="Symbol"/>
    </style:style>
    <style:style style:name="ListLabel127" style:display-name="ListLabel 127" style:family="text">
      <style:text-properties style:font-name-complex="Courier New"/>
    </style:style>
    <style:style style:name="ListLabel128" style:display-name="ListLabel 128" style:family="text">
      <style:text-properties style:font-name-complex="Wingding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ListLabel129" style:display-name="ListLabel 129" style:family="text">
      <style:text-properties style:font-name-complex="Wingdings"/>
    </style:style>
    <style:style style:name="ListLabel130" style:display-name="ListLabel 130" style:family="text">
      <style:text-properties style:font-name-complex="Courier New"/>
    </style:style>
    <style:style style:name="ListLabel131" style:display-name="ListLabel 131" style:family="text">
      <style:text-properties style:font-name-complex="Wingdings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Courier New"/>
    </style:style>
    <style:style style:name="ListLabel134" style:display-name="ListLabel 134" style:family="text">
      <style:text-properties style:font-name-complex="Wingdings"/>
    </style:style>
    <style:style style:name="ListLabel135" style:display-name="ListLabel 135" style:family="text">
      <style:text-properties style:font-name-complex="Symbol"/>
    </style:style>
    <style:style style:name="ListLabel136" style:display-name="ListLabel 136" style:family="text">
      <style:text-properties style:font-name-complex="Courier New"/>
    </style:style>
    <style:style style:name="ListLabel137" style:display-name="ListLabel 137" style:family="text">
      <style:text-properties style:font-name-complex="Wingdings"/>
    </style:style>
    <style:style style:name="ListLabel138" style:display-name="ListLabel 138" style:family="text">
      <style:text-properties style:font-name-complex="Courier New"/>
    </style:style>
    <style:style style:name="ListLabel139" style:display-name="ListLabel 139" style:family="text">
      <style:text-properties style:font-name-complex="Courier New"/>
    </style:style>
    <style:style style:name="ListLabel140" style:display-name="ListLabel 140" style:family="text">
      <style:text-properties style:font-name-complex="Courier New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Jason Liu Resume</dc:title>
    <meta:initial-creator>Jack</meta:initial-creator>
    <dc:creator>Jason Liu</dc:creator>
    <meta:creation-date>2016-02-15T23:34:00Z</meta:creation-date>
    <dc:date>2018-06-17T17:07:00Z</dc:date>
    <meta:print-date>2017-08-17T19:31:00Z</meta:print-date>
    <meta:template xlink:href="Normal.dotm" xlink:type="simple"/>
    <meta:editing-cycles>173</meta:editing-cycles>
    <meta:editing-duration>PT69540S</meta:editing-duration>
    <meta:user-defined meta:name="AppVersion">16.0000</meta:user-defined>
    <meta:user-defined meta:name="Company">Insyste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385" meta:character-count="2576" meta:row-count="18" meta:non-whitespace-character-count="2196"/>
  </office:meta>
</office:document-meta>
</file>